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41pt"/>
    </style:style>
    <style:style style:name="co3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2pt" svg:height="288pt" svg:x="357.59pt" svg:y="11.51pt">
            <loext:p draw:notify-on-update-of-ranges="Sheet1.C1:Sheet1.C75 Sheet1.D1:Sheet1.D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]+[.B1]" office:value-type="float" office:value="1" calcext:value-type="float">
            <text:p>1</text:p>
          </table:table-cell>
          <table:table-cell table:formula="of:=[.A1]/([.A1]+[.B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]+[.B2]" office:value-type="float" office:value="2" calcext:value-type="float">
            <text:p>2</text:p>
          </table:table-cell>
          <table:table-cell table:formula="of:=[.A2]/([.A2]+[.B2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]+[.B3]" office:value-type="float" office:value="3" calcext:value-type="float">
            <text:p>3</text:p>
          </table:table-cell>
          <table:table-cell table:formula="of:=[.A3]/([.A3]+[.B3])" office:value-type="float" office:value="0.666666666666667" calcext:value-type="float">
            <text:p>0.666666666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4]+[.B4]" office:value-type="float" office:value="4" calcext:value-type="float">
            <text:p>4</text:p>
          </table:table-cell>
          <table:table-cell table:formula="of:=[.A4]/([.A4]+[.B4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5]+[.B5]" office:value-type="float" office:value="5" calcext:value-type="float">
            <text:p>5</text:p>
          </table:table-cell>
          <table:table-cell table:formula="of:=[.A5]/([.A5]+[.B5])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6]+[.B6]" office:value-type="float" office:value="6" calcext:value-type="float">
            <text:p>6</text:p>
          </table:table-cell>
          <table:table-cell table:formula="of:=[.A6]/([.A6]+[.B6])" office:value-type="float" office:value="0.333333333333333" calcext:value-type="float">
            <text:p>0.333333333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7]+[.B7]" office:value-type="float" office:value="7" calcext:value-type="float">
            <text:p>7</text:p>
          </table:table-cell>
          <table:table-cell table:formula="of:=[.A7]/([.A7]+[.B7])" office:value-type="float" office:value="0.428571428571429" calcext:value-type="float">
            <text:p>0.428571428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]+[.B8]" office:value-type="float" office:value="8" calcext:value-type="float">
            <text:p>8</text:p>
          </table:table-cell>
          <table:table-cell table:formula="of:=[.A8]/([.A8]+[.B8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9]+[.B9]" office:value-type="float" office:value="9" calcext:value-type="float">
            <text:p>9</text:p>
          </table:table-cell>
          <table:table-cell table:formula="of:=[.A9]/([.A9]+[.B9])" office:value-type="float" office:value="0.555555555555556" calcext:value-type="float">
            <text:p>0.555555555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10]+[.B10]" office:value-type="float" office:value="10" calcext:value-type="float">
            <text:p>10</text:p>
          </table:table-cell>
          <table:table-cell table:formula="of:=[.A10]/([.A10]+[.B10])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11]+[.B11]" office:value-type="float" office:value="11" calcext:value-type="float">
            <text:p>11</text:p>
          </table:table-cell>
          <table:table-cell table:formula="of:=[.A11]/([.A11]+[.B11])" office:value-type="float" office:value="0.636363636363636" calcext:value-type="float">
            <text:p>0.636363636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12]+[.B12]" office:value-type="float" office:value="12" calcext:value-type="float">
            <text:p>12</text:p>
          </table:table-cell>
          <table:table-cell table:formula="of:=[.A12]/([.A12]+[.B12])" office:value-type="float" office:value="0.666666666666667" calcext:value-type="float">
            <text:p>0.666666666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3]+[.B13]" office:value-type="float" office:value="13" calcext:value-type="float">
            <text:p>13</text:p>
          </table:table-cell>
          <table:table-cell table:formula="of:=[.A13]/([.A13]+[.B13])" office:value-type="float" office:value="0.615384615384615" calcext:value-type="float">
            <text:p>0.615384615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14]+[.B14]" office:value-type="float" office:value="15" calcext:value-type="float">
            <text:p>15</text:p>
          </table:table-cell>
          <table:table-cell table:formula="of:=[.A14]/([.A14]+[.B14])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15]+[.B15]" office:value-type="float" office:value="16" calcext:value-type="float">
            <text:p>16</text:p>
          </table:table-cell>
          <table:table-cell table:formula="of:=[.A15]/([.A15]+[.B15])" office:value-type="float" office:value="0.5625" calcext:value-type="float">
            <text:p>0.562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A16]+[.B16]" office:value-type="float" office:value="17" calcext:value-type="float">
            <text:p>17</text:p>
          </table:table-cell>
          <table:table-cell table:formula="of:=[.A16]/([.A16]+[.B16])" office:value-type="float" office:value="0.588235294117647" calcext:value-type="float">
            <text:p>0.588235294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/([.A17]+[.B17])" office:value-type="float" office:value="0.555555555555556" calcext:value-type="float">
            <text:p>0.5555555556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18]+[.B18]" office:value-type="float" office:value="19" calcext:value-type="float">
            <text:p>19</text:p>
          </table:table-cell>
          <table:table-cell table:formula="of:=[.A18]/([.A18]+[.B18])" office:value-type="float" office:value="0.578947368421053" calcext:value-type="float">
            <text:p>0.578947368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0" calcext:value-type="float">
            <text:p>20</text:p>
          </table:table-cell>
          <table:table-cell table:formula="of:=[.A19]/([.A19]+[.B19])"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A20]+[.B20]" office:value-type="float" office:value="21" calcext:value-type="float">
            <text:p>21</text:p>
          </table:table-cell>
          <table:table-cell table:formula="of:=[.A20]/([.A20]+[.B20])" office:value-type="float" office:value="0.523809523809524" calcext:value-type="float">
            <text:p>0.523809523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21]+[.B21]" office:value-type="float" office:value="22" calcext:value-type="float">
            <text:p>22</text:p>
          </table:table-cell>
          <table:table-cell table:formula="of:=[.A21]/([.A21]+[.B21])" office:value-type="float" office:value="0.545454545454545" calcext:value-type="float">
            <text:p>0.545454545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A22]+[.B22]" office:value-type="float" office:value="23" calcext:value-type="float">
            <text:p>23</text:p>
          </table:table-cell>
          <table:table-cell table:formula="of:=[.A22]/([.A22]+[.B22])" office:value-type="float" office:value="0.521739130434783" calcext:value-type="float">
            <text:p>0.521739130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A23]+[.B23]" office:value-type="float" office:value="24" calcext:value-type="float">
            <text:p>24</text:p>
          </table:table-cell>
          <table:table-cell table:formula="of:=[.A23]/([.A23]+[.B23])" office:value-type="float" office:value="0.541666666666667" calcext:value-type="float">
            <text:p>0.541666666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/([.A24]+[.B24])"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A25]+[.B25]" office:value-type="float" office:value="26" calcext:value-type="float">
            <text:p>26</text:p>
          </table:table-cell>
          <table:table-cell table:formula="of:=[.A25]/([.A25]+[.B25])" office:value-type="float" office:value="0.538461538461538" calcext:value-type="float">
            <text:p>0.538461538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A26]+[.B26]" office:value-type="float" office:value="27" calcext:value-type="float">
            <text:p>27</text:p>
          </table:table-cell>
          <table:table-cell table:formula="of:=[.A26]/([.A26]+[.B26])" office:value-type="float" office:value="0.555555555555556" calcext:value-type="float">
            <text:p>0.555555555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A27]+[.B27]" office:value-type="float" office:value="28" calcext:value-type="float">
            <text:p>28</text:p>
          </table:table-cell>
          <table:table-cell table:formula="of:=[.A27]/([.A27]+[.B27])" office:value-type="float" office:value="0.571428571428571" calcext:value-type="float">
            <text:p>0.571428571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A28]+[.B28]" office:value-type="float" office:value="29" calcext:value-type="float">
            <text:p>29</text:p>
          </table:table-cell>
          <table:table-cell table:formula="of:=[.A28]/([.A28]+[.B28])" office:value-type="float" office:value="0.551724137931034" calcext:value-type="float">
            <text:p>0.551724137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A29]+[.B29]" office:value-type="float" office:value="30" calcext:value-type="float">
            <text:p>30</text:p>
          </table:table-cell>
          <table:table-cell table:formula="of:=[.A29]/([.A29]+[.B29])" office:value-type="float" office:value="0.566666666666667" calcext:value-type="float">
            <text:p>0.566666666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31" calcext:value-type="float">
            <text:p>31</text:p>
          </table:table-cell>
          <table:table-cell table:formula="of:=[.A30]/([.A30]+[.B30])" office:value-type="float" office:value="0.580645161290323" calcext:value-type="float">
            <text:p>0.580645161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31]+[.B31]" office:value-type="float" office:value="32" calcext:value-type="float">
            <text:p>32</text:p>
          </table:table-cell>
          <table:table-cell table:formula="of:=[.A31]/([.A31]+[.B31])" office:value-type="float" office:value="0.5625" calcext:value-type="float">
            <text:p>0.562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A32]+[.B32]" office:value-type="float" office:value="33" calcext:value-type="float">
            <text:p>33</text:p>
          </table:table-cell>
          <table:table-cell table:formula="of:=[.A32]/([.A32]+[.B32])" office:value-type="float" office:value="0.545454545454545" calcext:value-type="float">
            <text:p>0.545454545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A33]+[.B33]" office:value-type="float" office:value="34" calcext:value-type="float">
            <text:p>34</text:p>
          </table:table-cell>
          <table:table-cell table:formula="of:=[.A33]/([.A33]+[.B33])" office:value-type="float" office:value="0.529411764705882" calcext:value-type="float">
            <text:p>0.529411764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A34]+[.B34]" office:value-type="float" office:value="35" calcext:value-type="float">
            <text:p>35</text:p>
          </table:table-cell>
          <table:table-cell table:formula="of:=[.A34]/([.A34]+[.B34])" office:value-type="float" office:value="0.514285714285714" calcext:value-type="float">
            <text:p>0.514285714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A35]+[.B35]" office:value-type="float" office:value="36" calcext:value-type="float">
            <text:p>36</text:p>
          </table:table-cell>
          <table:table-cell table:formula="of:=[.A35]/([.A35]+[.B35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A36]+[.B36]" office:value-type="float" office:value="37" calcext:value-type="float">
            <text:p>37</text:p>
          </table:table-cell>
          <table:table-cell table:formula="of:=[.A36]/([.A36]+[.B36])" office:value-type="float" office:value="0.486486486486487" calcext:value-type="float">
            <text:p>0.486486486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A37]+[.B37]" office:value-type="float" office:value="38" calcext:value-type="float">
            <text:p>38</text:p>
          </table:table-cell>
          <table:table-cell table:formula="of:=[.A37]/([.A37]+[.B37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A38]+[.B38]" office:value-type="float" office:value="39" calcext:value-type="float">
            <text:p>39</text:p>
          </table:table-cell>
          <table:table-cell table:formula="of:=[.A38]/([.A38]+[.B38])" office:value-type="float" office:value="0.512820512820513" calcext:value-type="float">
            <text:p>0.512820512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/([.A39]+[.B39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A40]+[.B40]" office:value-type="float" office:value="41" calcext:value-type="float">
            <text:p>41</text:p>
          </table:table-cell>
          <table:table-cell table:formula="of:=[.A40]/([.A40]+[.B40])" office:value-type="float" office:value="0.51219512195122" calcext:value-type="float">
            <text:p>0.51219512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[.A41]+[.B41]" office:value-type="float" office:value="42" calcext:value-type="float">
            <text:p>42</text:p>
          </table:table-cell>
          <table:table-cell table:formula="of:=[.A41]/([.A41]+[.B41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A42]+[.B42]" office:value-type="float" office:value="43" calcext:value-type="float">
            <text:p>43</text:p>
          </table:table-cell>
          <table:table-cell table:formula="of:=[.A42]/([.A42]+[.B42])" office:value-type="float" office:value="0.511627906976744" calcext:value-type="float">
            <text:p>0.51162790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A43]+[.B43]" office:value-type="float" office:value="44" calcext:value-type="float">
            <text:p>44</text:p>
          </table:table-cell>
          <table:table-cell table:formula="of:=[.A43]/([.A43]+[.B43])" office:value-type="float" office:value="0.522727272727273" calcext:value-type="float">
            <text:p>0.5227272727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A44]+[.B44]" office:value-type="float" office:value="45" calcext:value-type="float">
            <text:p>45</text:p>
          </table:table-cell>
          <table:table-cell table:formula="of:=[.A44]/([.A44]+[.B44])" office:value-type="float" office:value="0.533333333333333" calcext:value-type="float">
            <text:p>0.5333333333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A45]+[.B45]" office:value-type="float" office:value="46" calcext:value-type="float">
            <text:p>46</text:p>
          </table:table-cell>
          <table:table-cell table:formula="of:=[.A45]/([.A45]+[.B45])" office:value-type="float" office:value="0.543478260869565" calcext:value-type="float">
            <text:p>0.5434782609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A46]+[.B46]" office:value-type="float" office:value="47" calcext:value-type="float">
            <text:p>47</text:p>
          </table:table-cell>
          <table:table-cell table:formula="of:=[.A46]/([.A46]+[.B46])" office:value-type="float" office:value="0.531914893617021" calcext:value-type="float">
            <text:p>0.5319148936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A47]+[.B47]" office:value-type="float" office:value="48" calcext:value-type="float">
            <text:p>48</text:p>
          </table:table-cell>
          <table:table-cell table:formula="of:=[.A47]/([.A47]+[.B47])" office:value-type="float" office:value="0.520833333333333" calcext:value-type="float">
            <text:p>0.5208333333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A48]+[.B48]" office:value-type="float" office:value="49" calcext:value-type="float">
            <text:p>49</text:p>
          </table:table-cell>
          <table:table-cell table:formula="of:=[.A48]/([.A48]+[.B48])" office:value-type="float" office:value="0.510204081632653" calcext:value-type="float">
            <text:p>0.510204081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formula="of:=[.A49]+[.B49]" office:value-type="float" office:value="50" calcext:value-type="float">
            <text:p>50</text:p>
          </table:table-cell>
          <table:table-cell table:formula="of:=[.A49]/([.A49]+[.B49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A50]+[.B50]" office:value-type="float" office:value="51" calcext:value-type="float">
            <text:p>51</text:p>
          </table:table-cell>
          <table:table-cell table:formula="of:=[.A50]/([.A50]+[.B50])" office:value-type="float" office:value="0.490196078431373" calcext:value-type="float">
            <text:p>0.490196078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A51]+[.B51]" office:value-type="float" office:value="52" calcext:value-type="float">
            <text:p>52</text:p>
          </table:table-cell>
          <table:table-cell table:formula="of:=[.A51]/([.A51]+[.B51])" office:value-type="float" office:value="0.480769230769231" calcext:value-type="float">
            <text:p>0.4807692308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A52]+[.B52]" office:value-type="float" office:value="53" calcext:value-type="float">
            <text:p>53</text:p>
          </table:table-cell>
          <table:table-cell table:formula="of:=[.A52]/([.A52]+[.B52])" office:value-type="float" office:value="0.490566037735849" calcext:value-type="float">
            <text:p>0.4905660377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A53]+[.B53]" office:value-type="float" office:value="54" calcext:value-type="float">
            <text:p>54</text:p>
          </table:table-cell>
          <table:table-cell table:formula="of:=[.A53]/([.A53]+[.B53])" office:value-type="float" office:value="0.481481481481481" calcext:value-type="float">
            <text:p>0.481481481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/([.A54]+[.B54])" office:value-type="float" office:value="0.490909090909091" calcext:value-type="float">
            <text:p>0.49090909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[.A55]+[.B55]" office:value-type="float" office:value="56" calcext:value-type="float">
            <text:p>56</text:p>
          </table:table-cell>
          <table:table-cell table:formula="of:=[.A55]/([.A55]+[.B55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A56]+[.B56]" office:value-type="float" office:value="57" calcext:value-type="float">
            <text:p>57</text:p>
          </table:table-cell>
          <table:table-cell table:formula="of:=[.A56]/([.A56]+[.B56])" office:value-type="float" office:value="0.491228070175439" calcext:value-type="float">
            <text:p>0.491228070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[.A57]+[.B57]" office:value-type="float" office:value="58" calcext:value-type="float">
            <text:p>58</text:p>
          </table:table-cell>
          <table:table-cell table:formula="of:=[.A57]/([.A57]+[.B57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A58]+[.B58]" office:value-type="float" office:value="59" calcext:value-type="float">
            <text:p>59</text:p>
          </table:table-cell>
          <table:table-cell table:formula="of:=[.A58]/([.A58]+[.B58])" office:value-type="float" office:value="0.508474576271186" calcext:value-type="float">
            <text:p>0.5084745763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[.A59]+[.B59]" office:value-type="float" office:value="60" calcext:value-type="float">
            <text:p>60</text:p>
          </table:table-cell>
          <table:table-cell table:formula="of:=[.A59]/([.A59]+[.B59])" office:value-type="float" office:value="0.516666666666667" calcext:value-type="float">
            <text:p>0.5166666667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A60]+[.B60]" office:value-type="float" office:value="61" calcext:value-type="float">
            <text:p>61</text:p>
          </table:table-cell>
          <table:table-cell table:formula="of:=[.A60]/([.A60]+[.B60])" office:value-type="float" office:value="0.508196721311475" calcext:value-type="float">
            <text:p>0.508196721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formula="of:=[.A61]+[.B61]" office:value-type="float" office:value="62" calcext:value-type="float">
            <text:p>62</text:p>
          </table:table-cell>
          <table:table-cell table:formula="of:=[.A61]/([.A61]+[.B61]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A62]+[.B62]" office:value-type="float" office:value="63" calcext:value-type="float">
            <text:p>63</text:p>
          </table:table-cell>
          <table:table-cell table:formula="of:=[.A62]/([.A62]+[.B62])" office:value-type="float" office:value="0.507936507936508" calcext:value-type="float">
            <text:p>0.5079365079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[.A63]+[.B63]" office:value-type="float" office:value="64" calcext:value-type="float">
            <text:p>64</text:p>
          </table:table-cell>
          <table:table-cell table:formula="of:=[.A63]/([.A63]+[.B63])" office:value-type="float" office:value="0.515625" calcext:value-type="float">
            <text:p>0.515625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A64]+[.B64]" office:value-type="float" office:value="65" calcext:value-type="float">
            <text:p>65</text:p>
          </table:table-cell>
          <table:table-cell table:formula="of:=[.A64]/([.A64]+[.B64])" office:value-type="float" office:value="0.523076923076923" calcext:value-type="float">
            <text:p>0.5230769231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[.A65]+[.B65]" office:value-type="float" office:value="66" calcext:value-type="float">
            <text:p>66</text:p>
          </table:table-cell>
          <table:table-cell table:formula="of:=[.A65]/([.A65]+[.B65])" office:value-type="float" office:value="0.53030303030303" calcext:value-type="float">
            <text:p>0.5303030303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[.A66]+[.B66]" office:value-type="float" office:value="67" calcext:value-type="float">
            <text:p>67</text:p>
          </table:table-cell>
          <table:table-cell table:formula="of:=[.A66]/([.A66]+[.B66])" office:value-type="float" office:value="0.537313432835821" calcext:value-type="float">
            <text:p>0.5373134328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A67]+[.B67]" office:value-type="float" office:value="68" calcext:value-type="float">
            <text:p>68</text:p>
          </table:table-cell>
          <table:table-cell table:formula="of:=[.A67]/([.A67]+[.B67])" office:value-type="float" office:value="0.544117647058823" calcext:value-type="float">
            <text:p>0.544117647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[.A68]+[.B68]" office:value-type="float" office:value="69" calcext:value-type="float">
            <text:p>69</text:p>
          </table:table-cell>
          <table:table-cell table:formula="of:=[.A68]/([.A68]+[.B68])" office:value-type="float" office:value="0.536231884057971" calcext:value-type="float">
            <text:p>0.5362318841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[.A69]+[.B69]" office:value-type="float" office:value="70" calcext:value-type="float">
            <text:p>70</text:p>
          </table:table-cell>
          <table:table-cell table:formula="of:=[.A69]/([.A69]+[.B69])" office:value-type="float" office:value="0.528571428571429" calcext:value-type="float">
            <text:p>0.528571428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[.A70]+[.B70]" office:value-type="float" office:value="71" calcext:value-type="float">
            <text:p>71</text:p>
          </table:table-cell>
          <table:table-cell table:formula="of:=[.A70]/([.A70]+[.B70])" office:value-type="float" office:value="0.52112676056338" calcext:value-type="float">
            <text:p>0.521126760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[.A71]+[.B71]" office:value-type="float" office:value="72" calcext:value-type="float">
            <text:p>72</text:p>
          </table:table-cell>
          <table:table-cell table:formula="of:=[.A71]/([.A71]+[.B71])" office:value-type="float" office:value="0.513888888888889" calcext:value-type="float">
            <text:p>0.5138888889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A72]+[.B72]" office:value-type="float" office:value="73" calcext:value-type="float">
            <text:p>73</text:p>
          </table:table-cell>
          <table:table-cell table:formula="of:=[.A72]/([.A72]+[.B72])" office:value-type="float" office:value="0.506849315068493" calcext:value-type="float">
            <text:p>0.5068493151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[.A73]+[.B73]" office:value-type="float" office:value="74" calcext:value-type="float">
            <text:p>74</text:p>
          </table:table-cell>
          <table:table-cell table:formula="of:=[.A73]/([.A73]+[.B73])" office:value-type="float" office:value="0.513513513513513" calcext:value-type="float">
            <text:p>0.5135135135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[.A74]+[.B74]" office:value-type="float" office:value="75" calcext:value-type="float">
            <text:p>75</text:p>
          </table:table-cell>
          <table:table-cell table:formula="of:=[.A74]/([.A74]+[.B74])" office:value-type="float" office:value="0.506666666666667" calcext:value-type="float">
            <text:p>0.50666666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9:15:11.993350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5-04T11:15:41.617624379</dc:date>
    <meta:editing-duration>PT21H56M25S</meta:editing-duration>
    <meta:editing-cycles>8</meta:editing-cycles>
    <meta:generator>LibreOffice/5.1.6.2$Linux_X86_64 LibreOffice_project/10m0$Build-2</meta:generator>
    <meta:document-statistic meta:table-count="1" meta:cell-count="29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Sheet1.C1:Sheet1.D75" svg:x="0.617cm" svg:y="0.052cm" svg:width="14.501cm" svg:height="9.607cm">
          <chartooo:coordinate-region svg:x="1.344cm" svg:y="0.251cm" svg:width="13.587cm" svg:height="8.761cm"/>
          <chart:axis chart:dimension="x" chart:name="primary-x" chart:style-name="ch3">
            <chart:title svg:x="7.047cm" svg:y="9.599cm" chart:style-name="ch4">
              <text:p>number of games</text:p>
            </chart:title>
          </chart:axis>
          <chart:axis chart:dimension="y" chart:name="primary-y" chart:style-name="ch5">
            <chart:title svg:x="0cm" svg:y="6.024cm" chart:style-name="ch6">
              <text:p>win percentage</text:p>
            </chart:title>
            <chart:grid chart:style-name="ch7" chart:class="major"/>
          </chart:axis>
          <chart:series chart:style-name="ch8" chart:values-cell-range-address="Sheet1.D1:Sheet1.D75" chart:class="chart:scatter">
            <chart:domain table:cell-range-address="Sheet1.C1:Sheet1.C75"/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:Sheet1.C75</svg:desc>
                </draw:g>
              </table:table-cell>
              <table:table-cell office:value-type="float" office:value="0">
                <text:p>0</text:p>
                <draw:g>
                  <svg:desc>Sheet1.D1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511627906976744">
                <text:p>0.511627906976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522727272727273">
                <text:p>0.522727272727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531914893617021">
                <text:p>0.531914893617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520833333333333">
                <text:p>0.5208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510204081632653">
                <text:p>0.510204081632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490196078431373">
                <text:p>0.490196078431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480769230769231">
                <text:p>0.480769230769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490566037735849">
                <text:p>0.4905660377358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490909090909091">
                <text:p>0.490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491228070175439">
                <text:p>0.491228070175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508474576271186">
                <text:p>0.5084745762711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508196721311475">
                <text:p>0.508196721311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507936507936508">
                <text:p>0.507936507936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523076923076923">
                <text:p>0.523076923076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53030303030303">
                <text:p>0.53030303030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537313432835821">
                <text:p>0.5373134328358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544117647058823">
                <text:p>0.544117647058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536231884057971">
                <text:p>0.5362318840579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528571428571429">
                <text:p>0.528571428571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52112676056338">
                <text:p>0.521126760563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513888888888889">
                <text:p>0.513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506849315068493">
                <text:p>0.506849315068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